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lay (ms)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Packets Received</text:p>
          </table:table-cell>
          <table:table-cell office:value-type="string" calcext:value-type="string">
            <text:p>Packet Loss (%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Length of Song (s)</text:p>
          </table:table-cell>
          <table:table-cell office:value-type="string" calcext:value-type="string">
            <text:p>Time Buffering (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011" calcext:value-type="float">
            <text:p>164011</text:p>
          </table:table-cell>
          <table:table-cell office:value-type="float" office:value="164009" calcext:value-type="float">
            <text:p>164009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4011" calcext:value-type="float">
            <text:p>164011</text:p>
          </table:table-cell>
          <table:table-cell office:value-type="float" office:value="162911" calcext:value-type="float">
            <text:p>162911</text:p>
          </table:table-cell>
          <table:table-cell office:value-type="float" office:value="1100" calcext:value-type="float">
            <text:p>1100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7:52:46.603720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10:21.931133133</meta:creation-date>
    <meta:generator>LibreOffice/6.1.5.2$Linux_X86_64 LibreOffice_project/10$Build-2</meta:generator>
    <dc:date>2019-02-25T18:08:41.947993506</dc:date>
    <meta:editing-duration>PT19M26S</meta:editing-duration>
    <meta:editing-cycles>3</meta:editing-cycles>
    <meta:document-statistic meta:table-count="1" meta:cell-count="112" meta:object-count="0"/>
  </office:meta>
</office:document-meta>
</file>